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3f8cef" officeooo:paragraph-rsid="013f180c"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3f180c" officeooo:paragraph-rsid="01604bcb"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6288f4" officeooo:paragraph-rsid="016288f4"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6367ae" officeooo:paragraph-rsid="016367ae" fo:background-color="transparent"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master-page-name="">
      <style:paragraph-properties style:page-number="auto"/>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1"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4" style:family="paragraph" style:parent-style-name="Preformatted_20_Text">
      <style:text-properties fo:font-size="13pt" officeooo:paragraph-rsid="01604bcb" style:font-size-asian="13pt" style:font-size-complex="13pt"/>
    </style:style>
    <style:style style:name="P15" style:family="paragraph" style:parent-style-name="Preformatted_20_Text">
      <style:text-properties fo:font-size="13pt" officeooo:paragraph-rsid="016288f4" style:font-size-asian="13pt" style:font-size-complex="13pt"/>
    </style:style>
    <style:style style:name="P16" style:family="paragraph" style:parent-style-name="Preformatted_20_Text">
      <style:text-properties fo:font-size="13pt" officeooo:paragraph-rsid="016367ae" style:font-size-asian="13pt" style:font-size-complex="13pt"/>
    </style:style>
    <style:style style:name="P17" style:family="paragraph" style:parent-style-name="Preformatted_20_Text">
      <style:text-properties style:font-name="Liberation Sans" fo:font-size="13pt" fo:font-style="normal" style:text-underline-style="none" officeooo:rsid="014d40c0" officeooo:paragraph-rsid="0165b58d"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60cefc" officeooo:paragraph-rsid="0167fe22"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15ab69b" officeooo:paragraph-rsid="0160cefc"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5ab69b" officeooo:paragraph-rsid="014e7cf9"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style:font-name="Liberation Sans" fo:font-size="13pt" fo:font-style="normal" style:text-underline-style="none" officeooo:rsid="016288f4" officeooo:paragraph-rsid="016288f4"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style:font-name="Liberation Sans" fo:font-size="13pt" fo:font-style="normal" style:text-underline-style="none" officeooo:rsid="0169886e" officeooo:paragraph-rsid="0169886e"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style:font-name="Liberation Serif" fo:font-size="13pt" fo:font-style="normal" style:text-underline-style="none" fo:font-weight="bold" officeooo:rsid="0160cefc" officeooo:paragraph-rsid="0167fe22" style:font-name-asian="Nimbus Mono L" style:font-size-asian="13pt" style:font-style-asian="normal" style:font-weight-asian="bold" style:font-name-complex="Liberation Mono" style:font-size-complex="13pt" style:font-style-complex="normal" style:font-weight-complex="bold"/>
    </style:style>
    <style:style style:name="P24" style:family="paragraph" style:parent-style-name="Preformatted_20_Text">
      <style:text-properties style:font-name="Liberation Serif" fo:font-size="13pt" fo:font-style="normal" style:text-underline-style="none" fo:font-weight="bold" officeooo:rsid="0167fe22" officeooo:paragraph-rsid="0169886e" style:font-name-asian="Nimbus Mono L" style:font-size-asian="13pt" style:font-style-asian="normal" style:font-weight-asian="bold" style:font-name-complex="Liberation Mono" style:font-size-complex="13pt" style:font-style-complex="normal" style:font-weight-complex="bold"/>
    </style:style>
    <style:style style:name="P25" style:family="paragraph" style:parent-style-name="Preformatted_20_Text">
      <style:text-properties fo:font-size="13pt" officeooo:rsid="0169886e" officeooo:paragraph-rsid="0169886e" style:font-size-asian="13pt" style:font-size-complex="13pt"/>
    </style:style>
    <style:style style:name="P26"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apple-system" fo:font-size="10.5pt" fo:font-style="normal" style:text-underline-style="none" fo:font-weight="bold" officeooo:rsid="013f180c" officeooo:paragraph-rsid="013f180c" style:font-size-asian="12pt" style:font-style-asian="italic" style:font-weight-asian="bold" style:font-size-complex="12pt" style:font-style-complex="italic" style:font-weight-complex="bold"/>
    </style:style>
    <style:style style:name="P27"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style:font-name="Liberation Serif" officeooo:paragraph-rsid="01654cd5"/>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869fa"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63cab9"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52794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5d1d8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604bc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60cef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654cd5"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65b58d"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66674f"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69bceb" style:font-name-asian="Nimbus Mono L" style:font-style-asian="normal" style:font-name-complex="Liberation Mono" style:font-style-complex="normal"/>
    </style:style>
    <style:style style:name="T21"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4e7cf9"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69bceb"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0e307b6" fo:background-color="transparent" loext:char-shading-value="0" style:font-style-asian="normal" style:font-style-complex="normal"/>
    </style:style>
    <style:style style:name="T38" style:family="text">
      <style:text-properties style:font-name="Liberation Sans" fo:font-style="normal" style:text-underline-style="none" officeooo:rsid="00083d4b" fo:background-color="transparent" loext:char-shading-value="0" style:font-style-asian="normal" style:font-style-complex="normal"/>
    </style:style>
    <style:style style:name="T39" style:family="text">
      <style:text-properties style:font-name="Liberation Sans" fo:font-style="normal" style:text-underline-style="none" officeooo:rsid="0123a160" fo:background-color="transparent" loext:char-shading-value="0" style:font-style-asian="normal" style:font-style-complex="normal"/>
    </style:style>
    <style:style style:name="T40" style:family="text">
      <style:text-properties style:font-name="Liberation Sans" fo:font-style="normal" style:text-underline-style="none" officeooo:rsid="013c55a1" fo:background-color="transparent" loext:char-shading-value="0" style:font-style-asian="normal" style:font-style-complex="normal"/>
    </style:style>
    <style:style style:name="T41" style:family="text">
      <style:text-properties style:font-name="Liberation Sans" fo:font-style="normal" style:text-underline-style="none" officeooo:rsid="014f39d6" fo:background-color="transparent" loext:char-shading-value="0" style:font-style-asian="normal" style:font-style-complex="normal"/>
    </style:style>
    <style:style style:name="T42" style:family="text">
      <style:text-properties fo:font-weight="bold" style:font-weight-asian="bold" style:font-weight-complex="bold"/>
    </style:style>
    <style:style style:name="T43" style:family="text">
      <style:text-properties fo:font-weight="bold" officeooo:rsid="000dd66a" style:font-weight-asian="bold" style:font-weight-complex="bold"/>
    </style:style>
    <style:style style:name="T44" style:family="text">
      <style:text-properties fo:font-weight="bold" officeooo:rsid="0160cefc" style:font-weight-asian="bold" style:font-weight-complex="bold"/>
    </style:style>
    <style:style style:name="T45" style:family="text">
      <style:text-properties officeooo:rsid="0155073e"/>
    </style:style>
    <style:style style:name="T46" style:family="text">
      <style:text-properties officeooo:rsid="01604bcb"/>
    </style:style>
    <style:style style:name="T47" style:family="text">
      <style:text-properties officeooo:rsid="01654cd5"/>
    </style:style>
    <style:style style:name="T48" style:family="text">
      <style:text-properties fo:font-variant="normal" fo:text-transform="none" fo:color="#000000" loext:opacity="100%" fo:font-size="11pt" fo:letter-spacing="normal" fo:font-style="italic" style:text-underline-style="none" fo:font-weight="normal" officeooo:rsid="01654cd5" style:font-name-asian="Nimbus Mono L" style:font-size-asian="11pt" style:font-style-asian="italic" style:font-weight-asian="bold" style:font-name-complex="Liberation Mono" style:font-size-complex="11pt" style:font-style-complex="italic" style:font-weight-complex="bold"/>
    </style:style>
    <style:style style:name="T49" style:family="text">
      <style:text-properties fo:font-variant="normal" fo:text-transform="none" fo:color="#000000" loext:opacity="100%" fo:font-size="11pt" fo:letter-spacing="normal" fo:font-style="italic" fo:font-weight="normal" style:font-size-asian="11pt" style:font-style-asian="italic" style:font-size-complex="11pt" style:font-style-complex="italic"/>
    </style:style>
    <style:style style:name="T50" style:family="text">
      <style:text-properties fo:font-variant="normal" fo:text-transform="none" fo:color="#000000" loext:opacity="100%" fo:font-size="11pt" fo:letter-spacing="normal" fo:font-style="italic" style:font-size-asian="11pt" style:font-style-asian="italic" style:font-size-complex="11pt" style:font-style-complex="italic"/>
    </style:style>
    <style:style style:name="T51" style:family="text">
      <style:text-properties fo:font-variant="normal" fo:text-transform="none" fo:color="#202020" loext:opacity="100%" fo:letter-spacing="normal" style:font-name-asian="Nimbus Mono L" style:font-name-complex="Liberation Mono"/>
    </style:style>
    <style:style style:name="T52" style:family="text">
      <style:text-properties fo:font-variant="normal" fo:text-transform="none" fo:color="#202020" loext:opacity="100%" fo:letter-spacing="normal" officeooo:rsid="01654cd5" style:font-name-asian="Nimbus Mono L" style:font-name-complex="Liberation Mono"/>
    </style:style>
    <style:style style:name="T53" style:family="text">
      <style:text-properties fo:font-variant="normal" fo:text-transform="none" fo:color="#202020" loext:opacity="100%" fo:letter-spacing="normal" officeooo:rsid="01604bcb" style:font-name-asian="Nimbus Mono L" style:font-name-complex="Liberation Mono"/>
    </style:style>
    <style:style style:name="T54" style:family="text">
      <style:text-properties officeooo:rsid="0165b58d"/>
    </style:style>
    <style:style style:name="T55" style:family="text">
      <style:text-properties officeooo:rsid="0167fe22"/>
    </style:style>
    <style:style style:name="T56" style:family="text">
      <style:text-properties officeooo:rsid="0169886e"/>
    </style:style>
    <style:style style:name="T57" style:family="text">
      <style:text-properties officeooo:rsid="0169bc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5">2</text:span><text:span text:style-name="T7">9</text:span><text:span text:style-name="T6">th</text:span><text:span text:style-name="T4"> </text:span><text:span text:style-name="T7">October</text:span><text:span text:style-name="T1"> 20</text:span><text:span text:style-name="T2">2</text:span><text:span text:style-name="T3">3</text:span></text:p>
      <text:p text:style-name="P26"><text:span text:style-name="T51">Psalm </text:span><text:span text:style-name="T52">1</text:span><text:span text:style-name="T53">22:</text:span><text:span text:style-name="T52">6-7</text:span></text:p>
      <text:p text:style-name="P27"><text:span text:style-name="T48">Pray for the peace of Jerusalem </text:span><text:span text:style-name="T49">“May they be secure who love you!</text:span><text:span text:style-name="T50"><text:line-break/></text:span><text:span text:style-name="T49">Peace be within your walls and security within your towers!”</text:span></text:p>
      <text:p text:style-name="P10">(From a Psalm of David expressing his d<text:span text:style-name="T47">esire for</text:span> God<text:span text:style-name="T47">ly peace</text:span>)</text:p>
      <text:p text:style-name="P11"/>
      <text:p text:style-name="P8">Thanks to God</text:p>
      <text:p text:style-name="P14"><text:span text:style-name="T17">Sovereign</text:span><text:span text:style-name="T11"> God,</text:span><text:span text:style-name="T9"> </text:span><text:span text:style-name="T12">we </text:span><text:span text:style-name="T15">thank</text:span><text:span text:style-name="T12"> </text:span><text:span text:style-name="T10">You </text:span><text:span text:style-name="T18">for </text:span><text:span text:style-name="T14">Your Creation, and </text:span><text:span text:style-name="T18">acknowledge Your rule over all that Your hands have made. We remember that You are the Only God, the One Who lifts up nations and puts down nations, according to Your holy purposes. </text:span><text:span text:style-name="T15">You </text:span><text:span text:style-name="T18">also</text:span><text:span text:style-name="T15"> care for</text:span><text:span text:style-name="T14"> us </text:span><text:span text:style-name="T15">as individuals</text:span><text:span text:style-name="T14">, </text:span><text:span text:style-name="T15">we </text:span><text:span text:style-name="T14">who need your grace daily</text:span><text:span text:style-name="T12">.</text:span></text:p>
      <text:p text:style-name="P3"/>
      <text:p text:style-name="P14"><text:span text:style-name="T15">W</text:span><text:span text:style-name="T14">e thank You that You sent</text:span><text:span text:style-name="T13"> Jesus to redeem us, </text:span><text:span text:style-name="T14">so that we </text:span><text:span text:style-name="T16">could</text:span><text:span text:style-name="T14"> </text:span><text:span text:style-name="T15">ex</text:span><text:span text:style-name="T14">change </text:span><text:span text:style-name="T15">our unrighteousness for His Perfect Righteousness. </text:span><text:span text:style-name="T19">We are only too aware that we are not perfect in ourselves, but merely sinners saved by grace. </text:span><text:span text:style-name="T20">But w</text:span><text:span text:style-name="T16">e thank You that we can </text:span><text:span text:style-name="T17">enter</text:span><text:span text:style-name="T15"> Your holy Presence, </text:span><text:span text:style-name="T16">bringing our petitions to Your Throne of Grace, to receive mercy and help in our time of need.</text:span></text:p>
      <text:p text:style-name="P2"/>
      <text:p text:style-name="P9"><text:span text:style-name="T42">The Wide World...</text:span><text:span text:style-name="T43"> a</text:span><text:span text:style-name="T42">nd the </text:span><text:span text:style-name="T44">W</text:span><text:span text:style-name="T42">ider Church</text:span></text:p>
      <text:p text:style-name="P17"><text:span text:style-name="T54">In</text:span> <text:span text:style-name="T45">this world </text:span><text:span text:style-name="T54">at this time, we especially pray for the peace of Jerusalem. We confess the sin of those who express such hatred of one people that they live only to violently remove them from this earth. We are ashamed that some of this was seen in the streets of our cities, barely eighty years after many nations united to say “Never Again!”</text:span></text:p>
      <text:p text:style-name="P21"/>
      <text:p text:style-name="P21"><text:span text:style-name="T56">Despite the bad news we see and hear daily, w</text:span>e thank You that Your Word is preached in so many places around the world, that the Kingdom advances daily a<text:span text:style-name="T55">nd that the Prince of Peace is honoured in ever-increasing numbers, in sincerity and truth</text:span>.</text:p>
      <text:p text:style-name="P21"/>
      <text:p text:style-name="P24">Mt Magnet</text:p>
      <text:p text:style-name="P22">We pray for the work of PIM in Mt Magnet, via Alvin &amp; Narelle. Strengthen them as they labour to win more people <text:span text:style-name="T57">with</text:span> the Good News <text:span text:style-name="T57">of</text:span> sure hope of Jesus. <text:span text:style-name="T57">May the church progress like the Thessalonians, steadfast and faithful in whatever circumstances may arise.</text:span></text:p>
      <text:p text:style-name="P20"/>
      <text:p text:style-name="P23"><text:span text:style-name="T55">Operation Christmas Child</text:span></text:p>
      <text:p text:style-name="P18">We thank You that the gospel is Your powerful means of turning people from enemies into adopted members of Your family. <text:span text:style-name="T55">We pray today for the shoeboxes which will carry the Good News of Jesus to children in countries where we cannot go ourselves. We pray that the gifts will be received gladly, but more that the gift of the Good News will be planted and the seed will grow to yield a great harvest in Kingdom lives, among the children and their families.</text:span></text:p>
      <text:p text:style-name="P19"/>
      <text:p text:style-name="P7">Ashburton</text:p>
      <text:p text:style-name="P15"><text:span text:style-name="T25">W</text:span><text:span text:style-name="T24">e thank You for </text:span><text:span text:style-name="T32">the </text:span><text:span text:style-name="T24">work </text:span><text:span text:style-name="T32">of grace</text:span><text:span text:style-name="T24"> here</text:span><text:span text:style-name="T25">, </text:span><text:span text:style-name="T36">and</text:span><text:span text:style-name="T22"> </text:span><text:span text:style-name="T23">continue to pray for </text:span><text:span text:style-name="T27">our</text:span><text:span text:style-name="T23"> Revitalization program</text:span><text:span text:style-name="T34">. We </text:span><text:span text:style-name="T28">recognise that Jesus is building </text:span><text:span text:style-name="T30">His church and has called us to join with Him in the task</text:span><text:span text:style-name="T28">. </text:span><text:span text:style-name="T34">We pray</text:span><text:span text:style-name="T33"> for us to </text:span><text:span text:style-name="T32">grow towards spiritual maturity, </text:span><text:span text:style-name="T35">using the means of discipleship, </text:span><text:span text:style-name="T36">prayer</text:span><text:span text:style-name="T35"> and </text:span><text:span text:style-name="T36">fellowship</text:span><text:span text:style-name="T31">.</text:span></text:p>
      <text:p text:style-name="P4"/>
      <text:p text:style-name="P25"><text:span text:style-name="T28">W</text:span><text:span text:style-name="T21">e uphold our students as they progress through this exam season. Bless them with clear minds and confident perseverance as they apply themselves to demonstrate their learning.</text:span></text:p>
      <text:p text:style-name="P5"/>
      <text:p text:style-name="P16"><text:span text:style-name="T35">We pray also that You would restore those among us who are unwell or struggling in their circumstances</text:span><text:span text:style-name="T33">, </text:span><text:span text:style-name="T35">so that we may not be shaken </text:span><text:span text:style-name="T33">as we trust in</text:span><text:span text:style-name="T30"> </text:span><text:span text:style-name="T26">Jesus</text:span><text:span text:style-name="T37">,</text:span><text:span text:style-name="T41"> </text:span><text:span text:style-name="T39">our Lord and Saviour</text:span><text:span text:style-name="T40">, </text:span><text:soft-page-break/><text:span text:style-name="T38">Amen.</text:span></text:p>
      <text:p text:style-name="P12">Our Father, Who is in heaven,<text:line-break/>hallowed be Your name;<text:line-break/>Your kingdom come;<text:line-break/>Your will be done,<text:line-break/>on earth as it is in heaven.</text:p>
      <text:p text:style-name="P13"/>
      <text:p text:style-name="P13">Give us this day our daily bread.<text:line-break/>And forgive us our trespasses,<text:line-break/>as we forgive those that trespass against us.<text:line-break/>Lead us not into temptation;<text:line-break/>but deliver us from evil.</text:p>
      <text:p text:style-name="P13"/>
      <text:p text:style-name="P13">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10-28T21:15:14.629673780</dc:date>
    <meta:editing-duration>PT12H49M43S</meta:editing-duration>
    <meta:editing-cycles>152</meta:editing-cycles>
    <meta:generator>LibreOffice/7.3.7.2$Linux_X86_64 LibreOffice_project/30$Build-2</meta:generator>
    <meta:print-date>2022-11-12T21:41:23.154044675</meta:print-date>
    <meta:document-statistic meta:table-count="0" meta:image-count="0" meta:object-count="0" meta:page-count="3" meta:paragraph-count="22" meta:word-count="608" meta:character-count="3330" meta:non-whitespace-character-count="2744"/>
  </office:meta>
</office:document-meta>
</file>